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169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4.964cm"/>
    </style:style>
    <style:style style:name="co9" style:family="table-column">
      <style:table-column-properties fo:break-before="auto" style:column-width="4.12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4.801cm"/>
    </style:style>
    <style:style style:name="co12" style:family="table-column">
      <style:table-column-properties fo:break-before="auto" style:column-width="4.718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4.42cm"/>
    </style:style>
    <style:style style:name="co16" style:family="table-column">
      <style:table-column-properties fo:break-before="auto" style:column-width="0.933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2.214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3.388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classname </text:p>
          </table:table-cell>
          <table:table-cell office:value-type="string">
            <text:p><text:s/>cbo </text:p>
          </table:table-cell>
          <table:table-cell office:value-type="string">
            <text:p><text:s/>dit </text:p>
          </table:table-cell>
          <table:table-cell office:value-type="string">
            <text:p><text:s/>fanIn </text:p>
          </table:table-cell>
          <table:table-cell office:value-type="string">
            <text:p><text:s/>fanOut </text:p>
          </table:table-cell>
          <table:table-cell office:value-type="string">
            <text:p><text:s/>lcom </text:p>
          </table:table-cell>
          <table:table-cell office:value-type="string">
            <text:p><text:s/>noc </text:p>
          </table:table-cell>
          <table:table-cell office:value-type="string">
            <text:p><text:s/>numberOfAttributes </text:p>
          </table:table-cell>
          <table:table-cell office:value-type="string">
            <text:p><text:s/>numberOfAttributesInherited </text:p>
          </table:table-cell>
          <table:table-cell office:value-type="string">
            <text:p><text:s/>numberOfLinesOfCode </text:p>
          </table:table-cell>
          <table:table-cell office:value-type="string">
            <text:p><text:s/>numberOfMethods </text:p>
          </table:table-cell>
          <table:table-cell office:value-type="string">
            <text:p><text:s/>numberOfMethodsInherited </text:p>
          </table:table-cell>
          <table:table-cell office:value-type="string">
            <text:p><text:s/>numberOfPrivateAttributes </text:p>
          </table:table-cell>
          <table:table-cell office:value-type="string">
            <text:p><text:s/>numberOfPrivateMethods </text:p>
          </table:table-cell>
          <table:table-cell office:value-type="string">
            <text:p><text:s/>numberOfPublicAttributes </text:p>
          </table:table-cell>
          <table:table-cell office:value-type="string">
            <text:p><text:s/>numberOfPublicMethods </text:p>
          </table:table-cell>
          <table:table-cell office:value-type="string">
            <text:p><text:s/>rfc </text:p>
          </table:table-cell>
          <table:table-cell office:value-type="string">
            <text:p><text:s/>wmc </text:p>
          </table:table-cell>
          <table:table-cell office:value-type="string">
            <text:p><text:s/>bugs </text:p>
          </table:table-cell>
          <table:table-cell office:value-type="string">
            <text:p><text:s/>nonTrivialBugs </text:p>
          </table:table-cell>
          <table:table-cell office:value-type="string">
            <text:p><text:s/>majorBugs </text:p>
          </table:table-cell>
          <table:table-cell office:value-type="string">
            <text:p><text:s/>criticalBugs </text:p>
          </table:table-cell>
          <table:table-cell office:value-type="string">
            <text:p><text:s/>highPriorityBugs </text:p>
          </table:table-cell>
          <table:table-cell office:value-type="string">
            <text:p>bugsBoolean</text:p>
          </table:table-cell>
        </table:table-row>
        <table:table-row table:style-name="ro2">
          <table:table-cell office:value-type="string">
            <text:p>org::apache::lucene::search::spans::SpanOrQuery 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DocumentsWriter 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3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document::Document 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table:number-columns-repeated="5" office:value-type="float" office:value="0">
            <text:p>0</text:p>
          </table:table-cell>
          <table:table-cell table:formula="of:=IF([.S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SimpleSpanFragmenter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t::FileExtensionDocumentHandle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Token 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table:number-columns-repeated="5" office:value-type="float" office:value="0">
            <text:p>0</text:p>
          </table:table-cell>
          <table:table-cell table:formula="of:=IF([.S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ieldDoc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8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Danish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table:formula="of:=IF([.S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ortField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0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document::AbstractField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number-columns-repeated="5" office:value-type="float" office:value="0">
            <text:p>0</text:p>
          </table:table-cell>
          <table:table-cell table:formula="of:=IF([.S1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utils::Config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formula="of:=IF([.S1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quality::utils::DocNameExtracto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1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jk::CJKAnalyzer 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tIterato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1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misc::HighFreqTerms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1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ormatPostingsDocsConsume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1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IndexSearcher 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1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db::DbIndexOutput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1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TokenGroup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2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ergeDocIDRemapp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1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benchmark::byTask::tasks::RepSelectByPrefTask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2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PorterStemFilter 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PhraseScorer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2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WordlistLoader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2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harTokenizer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6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benchmark::byTask::tasks::ResetSystemEraseTask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2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ComposedQuery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2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SpanBuilderBase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2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Directory 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0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xmlparser::builders::DuplicateFilterBuilde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3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BooleanQueryBuilder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3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InverterPerField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33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analysis::el::GreekLowerCaseFilt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ReadOnlySegmentReader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s::SpanNotQuery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3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RepSumByNameTask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3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vertedDocEndConsume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formula="of:=IF([.S3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SpanGradientFormatte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3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CoreParser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4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ompound::hyphenation::HyphenationException 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4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FilteredQueryBuilder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4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stats::MemUsage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4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ParallelReader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67">
            <text:p>67</text:p>
          </table:table-cell>
          <table:table-cell table:number-columns-repeated="5" office:value-type="float" office:value="0">
            <text:p>0</text:p>
          </table:table-cell>
          <table:table-cell table:formula="of:=IF([.S4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ChecksumIndexInput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4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ompound::DictionaryCompoundWordTokenFilter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4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SingleInstanceLockFactory 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4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ar::ArabicNormalizationFilt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topAnalyz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PerFieldAnalyzerWrapper 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5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dexReader 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1225">
            <text:p>122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51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wordnet::SynLookup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5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parser::QueryParserTokenManage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604">
            <text:p>60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217">
            <text:p>217</text:p>
          </table:table-cell>
          <table:table-cell table:number-columns-repeated="5" office:value-type="float" office:value="0">
            <text:p>0</text:p>
          </table:table-cell>
          <table:table-cell table:formula="of:=IF([.S5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ngram::EdgeNGramTokenFilter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4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earch::ExtendedFieldCacheImpl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5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NewRoundTask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5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stats::Points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5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miscellaneous::PrefixAwareTokenFilter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5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Token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5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Lock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0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FreqProxTermsWriter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table:formula="of:=IF([.S6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ompound::hyphenation::Hyph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vertedDocConsumerPerThread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formula="of:=IF([.S6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Analyzer 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4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xmlparser::builders::LikeThisQueryBuilder 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6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RangeFilterBuilder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66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Lovins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01">
            <text:p>150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262">
            <text:p>262</text:p>
          </table:table-cell>
          <table:table-cell table:number-columns-repeated="5" office:value-type="float" office:value="0">
            <text:p>0</text:p>
          </table:table-cell>
          <table:table-cell table:formula="of:=IF([.S6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UnicodeUtil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6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ocument::NumberTools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6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ExactPhraseScorer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7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FSDirectory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f:=IF([.S71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ant::TextDocument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7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SpanNotBuild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7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stantiated::InstantiatedIndexReader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74]=0;0;1)" office:value-type="float" office:value="1">
            <text:p>1</text:p>
          </table:table-cell>
        </table:table-row>
        <table:table-row table:style-name="ro2">
          <table:table-cell office:value-type="string">
            <text:p>org::tartarus::snowball::ext::Portuguese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866">
            <text:p>866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55">
            <text:p>155</text:p>
          </table:table-cell>
          <table:table-cell table:number-columns-repeated="5" office:value-type="float" office:value="0">
            <text:p>0</text:p>
          </table:table-cell>
          <table:table-cell table:formula="of:=IF([.S7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CloseableThreadLocal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7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ormatPostingsTermsWrite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7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ergeScheduler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7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Info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7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ComplexExplanation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8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DocIdSetIterator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formula="of:=IF([.S8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db::DbDirectory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8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CheckHits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table:number-columns-repeated="5" office:value-type="float" office:value="0">
            <text:p>0</text:p>
          </table:table-cell>
          <table:table-cell table:formula="of:=IF([.S8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 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8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SearchFiles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47">
            <text:p>47</text:p>
          </table:table-cell>
          <table:table-cell table:number-columns-repeated="5" office:value-type="float" office:value="0">
            <text:p>0</text:p>
          </table:table-cell>
          <table:table-cell table:formula="of:=IF([.S8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html::ParseException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8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NotQuery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87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Among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8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NonMatchingScorer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8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VectorsTermsWriterPerThread 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9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Explanation 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9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VectorsWriter 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9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s::NearSpansOrdered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93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util::BitVector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9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egex::RegexTermEnum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9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BoostingQuery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9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ngram::NGramTokenizer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9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ParseException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9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NoMoreDataException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[.S9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html::HTMLParser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574">
            <text:p>574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table:number-columns-repeated="5" office:value-type="float" office:value="0">
            <text:p>0</text:p>
          </table:table-cell>
          <table:table-cell table:formula="of:=IF([.S10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BasicQueryFactory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10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br::BrazilianAnalyze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10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imilarity 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03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earch::highlight::SimpleFragmenter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10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gmentTermVector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10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Constants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IF([.S10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WarmTask 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10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efaultSkipListReader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10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el::GreekAnalyzer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0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SpanOrBuild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1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nction::CustomScoreQuery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IF([.S11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ortedTermVectorMapper 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11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inks::TokenTypeSinkTokenizer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1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s::SpanWeight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11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zzyTermEnum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11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nction::ShortFieldSource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11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payloads::BoostingTermQuery 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1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TokenSource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1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html::ParserThread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19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English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131">
            <text:p>113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206">
            <text:p>206</text:p>
          </table:table-cell>
          <table:table-cell table:number-columns-repeated="5" office:value-type="float" office:value="0">
            <text:p>0</text:p>
          </table:table-cell>
          <table:table-cell table:formula="of:=IF([.S12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VectorEntry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12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LucenePackage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2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ieldSortedTermVectorMappe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2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BufferedIndexInput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([.S12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ieldInfos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25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TermInfosReader 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26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wing::models::RestaurantInfo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12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TaskSequence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table:number-columns-repeated="5" office:value-type="float" office:value="0">
            <text:p>0</text:p>
          </table:table-cell>
          <table:table-cell table:formula="of:=IF([.S12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reqProxTermsWriterPerThread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2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Inverte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13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SortedVIntList 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13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n::ChineseAnalyzer 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3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je::JEDirectory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13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GradientFormatter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13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wordnet::Syns2Index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13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ergePolicy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13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QueryUtils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13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emory::SynonymTokenFilter 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13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DisjunctionSumScor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13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NativeFSLockFactory 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14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SpanNearClauseFactory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14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ell::PlainTextDictionary 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4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BufferedIndexOutput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14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ocument::MapFieldSelector 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4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MockFilter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14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stantiated::InstantiatedIndex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table:formula="of:=IF([.S14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ieldReaderException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14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LockFactory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4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quality::trec::QueryDriver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14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sHashConsumerPerField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formula="of:=IF([.S15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TermsQueryBuilder 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5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s::TermSpans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15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html::TokenMgrErro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15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TopDocs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15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quality::trec::TrecJudge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15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html::SimpleCharStream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number-columns-repeated="5" office:value-type="float" office:value="0">
            <text:p>0</text:p>
          </table:table-cell>
          <table:table-cell table:formula="of:=IF([.S15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sHashConsumerPerThread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formula="of:=IF([.S15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ormatPostingsPositionsConsume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15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parser::QueryParser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83">
            <text:p>583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21">
            <text:p>221</text:p>
          </table:table-cell>
          <table:table-cell office:value-type="float" office:value="174">
            <text:p>174</text:p>
          </table:table-cell>
          <table:table-cell table:number-columns-repeated="5" office:value-type="float" office:value="0">
            <text:p>0</text:p>
          </table:table-cell>
          <table:table-cell table:formula="of:=IF([.S15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stantiated::InstantiatedTermPositions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16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el::GreekCharsets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5" office:value-type="float" office:value="0">
            <text:p>0</text:p>
          </table:table-cell>
          <table:table-cell table:formula="of:=IF([.S16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stats::QueryData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16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FileBasedQueryMaker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163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Finnish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77">
            <text:p>877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table:number-columns-repeated="5" office:value-type="float" office:value="0">
            <text:p>0</text:p>
          </table:table-cell>
          <table:table-cell table:formula="of:=IF([.S16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SpanScorer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16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egex::RegexQuery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16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ocument::Field 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67]=0;0;1)" office:value-type="float" office:value="1">
            <text:p>1</text:p>
          </table:table-cell>
        </table:table-row>
        <table:table-row table:style-name="ro2">
          <table:table-cell office:value-type="string">
            <text:p>org::tartarus::snowball::ext::Turkish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864">
            <text:p>2864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479">
            <text:p>479</text:p>
          </table:table-cell>
          <table:table-cell table:number-columns-repeated="5" office:value-type="float" office:value="0">
            <text:p>0</text:p>
          </table:table-cell>
          <table:table-cell table:formula="of:=IF([.S16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WhitespaceTokenizer 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16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DeleteFiles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17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FuzzyLikeThisQueryBuilder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17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vertedDocConsumerPerField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formula="of:=IF([.S17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gmentMergeInfo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17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zzyLikeThisQuery 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17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ieldInvertState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17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FieldConsumersPerThread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17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GCJIndexInput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7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MMapDirectory 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78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tore::instantiated::InstantiatedTermEnum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79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wordnet::SynExpand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18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MatchAllDocsQueryBuilder 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18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quality::utils::QualityQueriesFinder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18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WriteLineDocTask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18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LockObtainFailedException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18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WildcardQuery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18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TimeLimitedCollecto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186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benchmark::byTask::feeds::ReutersQueryMak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18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TermsFilterBuilder 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8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ar::ArabicNormalize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18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wing::models::TableSearcher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formula="of:=IF([.S19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t::HtmlDocument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19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WildcardTermEnum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19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parser::FastCharStream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19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imilar::MoreLikeThis 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table:formula="of:=IF([.S19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toredFieldsWriterPerField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19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ru::RussianLowerCaseFilt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19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SimpleSloppyPhraseQueryMaker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19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dexFileNameFilte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19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payloads::TypeAsPayloadTokenFilt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19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DocIdSet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20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CharBlockPool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0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dexModifier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formula="of:=IF([.S202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Spanish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19">
            <text:p>91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62">
            <text:p>162</text:p>
          </table:table-cell>
          <table:table-cell table:number-columns-repeated="5" office:value-type="float" office:value="0">
            <text:p>0</text:p>
          </table:table-cell>
          <table:table-cell table:formula="of:=IF([.S20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nowball::SnowballAnalyze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20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dexFileNames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20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misc::SweetSpotSimilarity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20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db::DbLock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07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French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19">
            <text:p>219</text:p>
          </table:table-cell>
          <table:table-cell table:number-columns-repeated="5" office:value-type="float" office:value="0">
            <text:p>0</text:p>
          </table:table-cell>
          <table:table-cell table:formula="of:=IF([.S20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ConstantScoreQuery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20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LockReleaseFailedExceptio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21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de::GermanStemme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table:formula="of:=IF([.S21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ultiReader 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12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queryParser::surround::query::DistanceQuery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21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ConstantScoreRangeQuery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21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TeeTokenFilter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21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cache::Cache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21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TermsFilt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21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dexInput 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21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ockIndexInput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21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Collector 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2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precedence::PrecedenceQueryParser 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81">
            <text:p>108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822">
            <text:p>82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84">
            <text:p>284</text:p>
          </table:table-cell>
          <table:table-cell office:value-type="float" office:value="244">
            <text:p>244</text:p>
          </table:table-cell>
          <table:table-cell table:number-columns-repeated="5" office:value-type="float" office:value="0">
            <text:p>0</text:p>
          </table:table-cell>
          <table:table-cell table:formula="of:=IF([.S22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Enum 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22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MockRAMInputStream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22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wikipedia::analysis::WikipediaTokenizerImpl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139">
            <text:p>139</text:p>
          </table:table-cell>
          <table:table-cell table:number-columns-repeated="5" office:value-type="float" office:value="0">
            <text:p>0</text:p>
          </table:table-cell>
          <table:table-cell table:formula="of:=IF([.S22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OpenBitSetIterator 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22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DefaultSimilarity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22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vertedDocConsume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22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ngram::NGramTokenFilter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28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earch::MultiSearcher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29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queryParser::surround::query::SrndQuery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23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ompound::hyphenation::HyphenationTree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table:number-columns-repeated="5" office:value-type="float" office:value="0">
            <text:p>0</text:p>
          </table:table-cell>
          <table:table-cell table:formula="of:=IF([.S23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toredFieldsWriterPerThread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23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nction::ByteFieldSource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23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OrQuery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23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FilterResult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3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ar::ArabicStemFilt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3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LogByteSizeMergePolicy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23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ArrayUti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23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SrndPrefixQuery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23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LogMergePolicy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table:formula="of:=IF([.S24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analyzing::AnalyzingQueryParse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09">
            <text:p>209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24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s::SpanFirstQuery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24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GCJSegmentReader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24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AddDocTask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24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VectorsReader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table:formula="of:=IF([.S24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ReportTask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24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emoteSearchable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24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wing::models::BaseListModel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24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ConcurrentMergeScheduler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249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document::SetBasedFieldSelecto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5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de::GermanStemFilter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25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ConstantScoreQueryBuilder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25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gmentMerger 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53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benchmark::utils::ExtractReuters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25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PriorityQueue 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IF([.S25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ResetInputsTask 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25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VectorEntryFreqSortedComparato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25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LogDocMergePolicy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5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quality::QualityBenchmark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25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nction::ValueSource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26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VerifyingLockFactory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26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sHashPerThread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26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ReusableStringReade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263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Norwegian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81">
            <text:p>281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table:formula="of:=IF([.S26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TopFieldDocCollector 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26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inks::DateRecognizerSinkTokenizer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6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QueryBuilderFactory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6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EnwikiDocMak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6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DisjunctionMaxScorer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26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BooleanQuery 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 table:number-columns-repeated="5" office:value-type="float" office:value="0">
            <text:p>0</text:p>
          </table:table-cell>
          <table:table-cell table:formula="of:=IF([.S27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InverterPerThread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27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Buffer 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27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DocIdBitSet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27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TokenFilte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74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analysis::cjk::CJKTokenizer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27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Query 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27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achingTokenFilter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77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benchmark::byTask::tasks::SearchWithSortTask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27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TrecDocMaker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3">
            <text:p>153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279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benchmark::quality::trec::Trec1MQReader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8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HTMLDocument 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8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Parameter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28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emoteCachingWrapperFilter 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28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wing::models::BaseTableModel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284]=0;0;1)" office:value-type="float" office:value="0">
            <text:p>0</text:p>
          </table:table-cell>
        </table:table-row>
        <table:table-row table:style-name="ro2">
          <table:table-cell office:value-type="string">
            <text:p>lucli::LuceneMethods 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float" office:value="48">
            <text:p>48</text:p>
          </table:table-cell>
          <table:table-cell table:number-columns-repeated="5" office:value-type="float" office:value="0">
            <text:p>0</text:p>
          </table:table-cell>
          <table:table-cell table:formula="of:=IF([.S285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SnowballProgram 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25">
            <text:p>32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number-columns-repeated="5" office:value-type="float" office:value="0">
            <text:p>0</text:p>
          </table:table-cell>
          <table:table-cell table:formula="of:=IF([.S28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RepAllTask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28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DemoHTMLParse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28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SpanNearBuild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8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gmentTermPositions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29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ru::RussianStemm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table:formula="of:=IF([.S29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LineDocMaker 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29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NormsWriterPerField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29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precedence::PrecedenceQueryParserTokenManage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947">
            <text:p>947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office:value-type="float" office:value="301">
            <text:p>301</text:p>
          </table:table-cell>
          <table:table-cell table:number-columns-repeated="5" office:value-type="float" office:value="0">
            <text:p>0</text:p>
          </table:table-cell>
          <table:table-cell table:formula="of:=IF([.S29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fr::FrenchAnalyze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29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eqOptSumScor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29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t::DocumentHandlerException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29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hingle::ShingleAnalyzerWrapper 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29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TokenMgrErro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29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SpanFirstBuild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0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MatchAllDocsQuery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30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ParserException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30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utils::Format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303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Porter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88">
            <text:p>788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41">
            <text:p>141</text:p>
          </table:table-cell>
          <table:table-cell table:number-columns-repeated="5" office:value-type="float" office:value="0">
            <text:p>0</text:p>
          </table:table-cell>
          <table:table-cell table:formula="of:=IF([.S30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wing::models::DataStore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0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MockRAMDirectory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  <table:table-cell table:number-columns-repeated="5" office:value-type="float" office:value="0">
            <text:p>0</text:p>
          </table:table-cell>
          <table:table-cell table:formula="of:=IF([.S30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tQueue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30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misc::IndexMergeTool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30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ilter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0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OpenIndexTask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1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TooManyBasicQueries 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31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CloseIndexTask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31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Highlighter 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table:number-columns-repeated="5" office:value-type="float" office:value="0">
            <text:p>0</text:p>
          </table:table-cell>
          <table:table-cell table:formula="of:=IF([.S31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AlreadyClosedException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31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ilterIndexReader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31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gmentWriteState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1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ilteredQuery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31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misc::ChainedFilter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31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emoteCachingWrapperFilterHelp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31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ell::LuceneDictionary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2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payloads::PayloadHelpe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2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ScorerDocQueue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([.S32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taleReaderException 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32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n::ChineseFilt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32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VectorOffsetInfo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25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benchmark::byTask::Benchmark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32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tandard::StandardTokenizerImpl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table:formula="of:=IF([.S32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ocument::DateField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32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programmatic::Sample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2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CheckIndex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330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FormatPostingsTermsConsum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33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ReopenReaderTask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33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gmentTermEnum 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33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TokenStream 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34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analysis::nl::DutchAnalyze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3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PorterStemmer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7">
            <text:p>157</text:p>
          </table:table-cell>
          <table:table-cell office:value-type="float" office:value="164">
            <text:p>164</text:p>
          </table:table-cell>
          <table:table-cell table:number-columns-repeated="5" office:value-type="float" office:value="0">
            <text:p>0</text:p>
          </table:table-cell>
          <table:table-cell table:formula="of:=IF([.S33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PrefixTermEnum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33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je::JELock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3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precedence::ParseException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33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TermQuery 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34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s::SpanTermQuery 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34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English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table:formula="of:=IF([.S34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ieldsWriter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34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ocument::DateTools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34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ar::ArabicAnalyze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4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quality::trec::TrecTopicsReader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34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inkTokenizer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34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ieldDocSortedHitQueue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table:formula="of:=IF([.S34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TermScorer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34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wing::models::TableSearcherSimulator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5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BooleanFilter 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table:number-columns-repeated="5" office:value-type="float" office:value="0">
            <text:p>0</text:p>
          </table:table-cell>
          <table:table-cell table:formula="of:=IF([.S35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ConsumerPerThread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35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ompound::hyphenation::ByteVecto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35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payloads::PayloadHelper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5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DisjunctionMaxQuery 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35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th::ThaiAnalyzer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35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dexOutput 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35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FieldsQuery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35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AndQuery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5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ru::RussianLetterTokenizer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36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ultiLevelSkipListWrite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36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nction::IntFieldSource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36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rialMergeScheduler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6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tandard::StandardFilter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36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SearchTask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36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SmallFloat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36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je::JEIndexOutput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36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LowerCaseFilter 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36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ExceptionQueryTst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36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html::Tok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7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db::DbIndexInput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37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DocData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37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s::SpanNearQuery 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37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parser::Tok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7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PerfTask 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37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BasicDocMaker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table:number-columns-repeated="5" office:value-type="float" office:value="0">
            <text:p>0</text:p>
          </table:table-cell>
          <table:table-cell table:formula="of:=IF([.S37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egex::JavaUtilRegexCapabilities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37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imilarityDelegator 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37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zzyQuery 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37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BoostingQueryBuilder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8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Filt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[.S38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stantiated::InstantiatedTermPositionVector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38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MockRAMOutputStream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38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ResetSystemSoftTask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38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dexCommit 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38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ompound::hyphenation::Hyphenatio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38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imilar::SimilarityQueries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38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impleAnalyzer 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38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DirDocMake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38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egex::SpanRegexQuery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39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SimpleQueryMaker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39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VectorsTermsWriterPerField 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39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CommitIndexTask 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39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SearchTravRetHighlightTask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39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QueryScorer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39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FastCharStream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39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standard::StandardOptions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39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nction::FieldCacheSource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39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CachingWrapperFilt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399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earch::RangeQuery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00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analysis::sinks::TokenRangeSinkTokenizer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40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CompoundFileWriter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40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standard::StandardBenchmarker 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table:formula="of:=IF([.S40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SrndBooleanQuery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0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nowball::SnowballFilter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0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ieldInfo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06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earch::Hits 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40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ell::JaroWinklerDistance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40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ieldSortedHitQueu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40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cache::SimpleLRUCache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41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angeTermEnum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11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analysis::StopFilter 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41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PositionBasedTermVectorMapper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41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ChecksumIndexOutput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41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misc::LengthNormModifier 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41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OptimizeTask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1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QueryTemplateManager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41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FileDocument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418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German2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44">
            <text:p>644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16">
            <text:p>116</text:p>
          </table:table-cell>
          <table:table-cell table:number-columns-repeated="5" office:value-type="float" office:value="0">
            <text:p>0</text:p>
          </table:table-cell>
          <table:table-cell table:formula="of:=IF([.S41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Helper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42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TopDocCollector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42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ultiSegmentReader 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22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earch::QueryWrapperFilter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42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nction::DocValues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42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FieldConsumerPerThread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formula="of:=IF([.S42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KeywordTokenizer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42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precedence::TokenMgrErro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42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ngram::EdgeNGramTokeniz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42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imilar::MoreLikeThisQuery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42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SimpleHTMLFormatter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43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ormatPostingsFieldsWriter 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43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NoLockFactory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43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ilterClause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43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webdemo::FormBasedXmlQueryDemo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43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vertedDocEndConsumerPerField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435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Romanian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47">
            <text:p>747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40">
            <text:p>140</text:p>
          </table:table-cell>
          <table:table-cell table:number-columns-repeated="5" office:value-type="float" office:value="0">
            <text:p>0</text:p>
          </table:table-cell>
          <table:table-cell table:formula="of:=IF([.S43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je::File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43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DeleteDocTask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43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corer 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43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nl::DutchStemme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102">
            <text:p>102</text:p>
          </table:table-cell>
          <table:table-cell table:number-columns-repeated="5" office:value-type="float" office:value="0">
            <text:p>0</text:p>
          </table:table-cell>
          <table:table-cell table:formula="of:=IF([.S44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nction::ValueSourceQuery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41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tore::db::SanityLoadLibrary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44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NewAnalyzerTask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443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German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615">
            <text:p>61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table:number-columns-repeated="5" office:value-type="float" office:value="0">
            <text:p>0</text:p>
          </table:table-cell>
          <table:table-cell table:formula="of:=IF([.S44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Constants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44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SrndTermQuery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44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SrndTruncQuery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44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s::NearSpansUnordered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table:formula="of:=IF([.S44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BooleanFilterBuilder 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4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quality::utils::SimpleQQPars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45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napshotDeletionPolicy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45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z::CzechAnalyze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45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ByteSliceWrite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45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fr::FrenchStemme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28">
            <text:p>128</text:p>
          </table:table-cell>
          <table:table-cell table:number-columns-repeated="5" office:value-type="float" office:value="0">
            <text:p>0</text:p>
          </table:table-cell>
          <table:table-cell table:formula="of:=IF([.S45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AbstractQueryMak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45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ilteredTermEnum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45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payloads::NumericPayloadTokenFilt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5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ompound::hyphenation::PatternParser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table:formula="of:=IF([.S45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fr::FrenchStemFilt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45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s::SpanQuery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46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nction::OrdFieldSource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461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Dutch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53">
            <text:p>753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30">
            <text:p>130</text:p>
          </table:table-cell>
          <table:table-cell table:number-columns-repeated="5" office:value-type="float" office:value="0">
            <text:p>0</text:p>
          </table:table-cell>
          <table:table-cell table:formula="of:=IF([.S46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emory::PatternAnalyzer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table:formula="of:=IF([.S46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nction::FieldScoreQuery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46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ompound::CompoundWordTokenFilterBase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46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wing::models::ListSearcher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46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Consume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formula="of:=IF([.S46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tandard::StandardTokenizer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68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xmlparser::builders::SpanOrTermsBuilder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46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n::ChineseTokenizer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47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wikipedia::analysis::WikipediaTokeniz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47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stantiated::InstantiatedTermDocs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47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FieldProcessorPerThread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table:formula="of:=IF([.S47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UserInputQueryBuilder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7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ru::RussianStemFilt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47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hingle::ShingleFilt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47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FieldConsum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47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ompound::hyphenation::CharVecto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47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ilterManager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79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earch::PhraseQuery 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IF([.S48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sHashConsume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48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BooleanQueryTst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8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KeepOnlyLastCommitDeletionPolicy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48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BooleanScorer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IF([.S48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ieldCacheImpl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85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tore::instantiated::InstantiatedTermFreqVector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48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FieldConsumerPerField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48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RepSumByPrefTask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48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ormatPostingsPositionsWrit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48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ieldsReader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490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tore::GCJDirectory 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49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ell::SuggestWord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49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SpanTermBuild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49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utils::Algorithm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table:formula="of:=IF([.S49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CachingWrapperFilterHelp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495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Russian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table:number-columns-repeated="5" office:value-type="float" office:value="0">
            <text:p>0</text:p>
          </table:table-cell>
          <table:table-cell table:formula="of:=IF([.S49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db::Block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49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tCollector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49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VectorMapp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49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OpenBitSet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61">
            <text:p>8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table:number-columns-repeated="5" office:value-type="float" office:value="0">
            <text:p>0</text:p>
          </table:table-cell>
          <table:table-cell table:formula="of:=IF([.S50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ReadTokensTask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50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je::Block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50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StringHelper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50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wing::models::ListSearcherSimulator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50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html::Tags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1" office:value-type="float" office:value="0">
            <text:p>0</text:p>
          </table:table-cell>
          <table:table-cell table:formula="of:=IF([.S50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SetPropTask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50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LockVerifyServe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50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payloads::TokenOffsetPayloadTokenFilt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50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s::SpanScorer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50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ultiLevelSkipListReader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table:formula="of:=IF([.S51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umentsWriterThreadState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11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document::LoadFirstFieldSelecto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51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PrefixFilt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51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VectorsTermsWriter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14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benchmark::Drive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51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quality::utils::SubmissionReport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51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stantiated::InstantiatedTerm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51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stantiated::FieldSetting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18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SegmentReader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([.S519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benchmark::byTask::tasks::SearchTravRetLoadFieldSelectorTask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52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standard::ReutersQueries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52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parser::TokenMgrError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52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ormatPostingsDocsWrite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52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db::File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52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gmentInfo 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25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ReadOnlyMultiSegmentReader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52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toredFieldsWriter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27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xmlparser::CorePlusExtensionsParser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52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RawPostingList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formula="of:=IF([.S52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ReadTask 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30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benchmark::byTask::feeds::SimpleDocMake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53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NIOFSDirectory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IF([.S532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FreqProxTermsWriterPerField 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53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IndexHTM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53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nl::DutchStemFilt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53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dexFileDeleter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536]=0;0;1)" office:value-type="float" office:value="1">
            <text:p>1</text:p>
          </table:table-cell>
        </table:table-row>
        <table:table-row table:style-name="ro2">
          <table:table-cell office:value-type="string">
            <text:p>org::tartarus::snowball::ext::Kp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32">
            <text:p>2032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351">
            <text:p>351</text:p>
          </table:table-cell>
          <table:table-cell table:number-columns-repeated="5" office:value-type="float" office:value="0">
            <text:p>0</text:p>
          </table:table-cell>
          <table:table-cell table:formula="of:=IF([.S537]=0;0;1)" office:value-type="float" office:value="0">
            <text:p>0</text:p>
          </table:table-cell>
        </table:table-row>
        <table:table-row table:style-name="ro2">
          <table:table-cell office:value-type="string">
            <text:p>lucli::Lucli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formula="of:=IF([.S53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ar::ArabicStemme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IF([.S53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FieldProcessorPerField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54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LetterTokenizer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54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query::SimpleTerm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54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ortComparato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54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th::ThaiWordFilter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54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CompoundFileReader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54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RAMDirectory 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IF([.S546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memory::AnalyzerUtil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formula="of:=IF([.S54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br::BrazilianStemFilt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54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CorruptIndexException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54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QueryTermVector 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55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SimpleFSLockFactory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55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html::Entities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55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OpenReaderTask 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55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PerfRunData 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55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angeFilt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([.S55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ByteBlockPool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55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harArraySet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57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NormsWriterPerThread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55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FieldProcessor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55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SpanQueryBuilderFactory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56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sHashPerField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table:number-columns-repeated="5" office:value-type="float" office:value="0">
            <text:p>0</text:p>
          </table:table-cell>
          <table:table-cell table:formula="of:=IF([.S56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ConjunctionScor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56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ormatPostingsFieldsConsumer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IF([.S56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MultiPhraseQuery 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64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FieldNormModifier 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56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nl::WordlistLoader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56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BitUtil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5" office:value-type="float" office:value="0">
            <text:p>0</text:p>
          </table:table-cell>
          <table:table-cell table:formula="of:=IF([.S56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miscellaneous::SingleTokenTokenStream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56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ell::LevensteinDistance 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69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analysis::miscellaneous::EmptyTokenStream 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57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ToStringUtils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57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FreqProxFieldMergeState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57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stantiated::InstantiatedTermDocumentInformation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57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WhitespaceAnalyzer 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57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QueryFilter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57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stantiated::FieldSettings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576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MultipleTermPositions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formula="of:=IF([.S57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ompound::HyphenationCompoundWordTokenFilter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formula="of:=IF([.S57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emo::html::HTMLParserTokenManage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1504">
            <text:p>150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38">
            <text:p>238</text:p>
          </table:table-cell>
          <table:table-cell office:value-type="float" office:value="408">
            <text:p>408</text:p>
          </table:table-cell>
          <table:table-cell table:number-columns-repeated="5" office:value-type="float" office:value="0">
            <text:p>0</text:p>
          </table:table-cell>
          <table:table-cell table:formula="of:=IF([.S57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utils::FileUtils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58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FieldConsumersPerField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58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BooleanScorer2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58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SearchTravRetTask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58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NormsWriter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58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stats::Report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585]=0;0;1)" office:value-type="float" office:value="0">
            <text:p>0</text:p>
          </table:table-cell>
        </table:table-row>
        <table:table-row table:style-name="ro2">
          <table:table-cell office:value-type="string">
            <text:p>com::sleepycat::db::DbHandleExtractor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58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irectoryIndexReader 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([.S587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earch::function::FloatFieldSource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58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t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58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ByteSliceReader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59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fr::ElisionFilter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59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quality::QualityQuery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59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DuplicateFilter 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IF([.S59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VectorAccessor 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59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dexWriter 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7875">
            <text:p>7875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office:value-type="float" office:value="126">
            <text:p>126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908">
            <text:p>908</text:p>
          </table:table-cell>
          <table:table-cell office:value-type="float" office:value="484">
            <text:p>48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formula="of:=IF([.S595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demo::IndexFiles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59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DefaultEncoder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59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ISOLatin1AccentFilt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table:formula="of:=IF([.S59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WeightedSpanTermExtractor 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table:formula="of:=IF([.S59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OpenBitSetDISI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60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surround::parser::ParseException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60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hingle::ShingleMatrixFilter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8">
            <text:p>118</text:p>
          </table:table-cell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table:formula="of:=IF([.S60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regexp::RegexpTunnel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60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emory::SynonymMap 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5" office:value-type="float" office:value="0">
            <text:p>0</text:p>
          </table:table-cell>
          <table:table-cell table:formula="of:=IF([.S60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ell::SuggestWordQueue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60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TermQueryBuilder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60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utils::ExtractWikipedia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607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Italian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24">
            <text:p>924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64">
            <text:p>164</text:p>
          </table:table-cell>
          <table:table-cell table:number-columns-repeated="5" office:value-type="float" office:value="0">
            <text:p>0</text:p>
          </table:table-cell>
          <table:table-cell table:formula="of:=IF([.S60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query::QueryAutoStopWordAnalyzer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609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Swedish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65">
            <text:p>26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table:formula="of:=IF([.S61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t::IndexTask 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([.S61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gmentInfos 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IF([.S612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earch::ParallelMultiSearcher 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13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benchmark::byTask::tasks::CloseReaderTask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61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gmentTermDocs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formula="of:=IF([.S61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MultiFieldQueryParse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61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AbstractBenchmarker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61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precedence::FastCharStream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IF([.S61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MultiTermQuery 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61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instantiated::InstantiatedIndexWriter 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20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earch::BooleanClause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62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QueryFilter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62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Tokenize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62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RAMFile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62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ReutersDocMaker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62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ell::SpellChecker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table:number-columns-repeated="5" office:value-type="float" office:value="0">
            <text:p>0</text:p>
          </table:table-cell>
          <table:table-cell table:formula="of:=IF([.S62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stats::TimeData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62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payloads::PayloadSpanUtil 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IF([.S62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pans::SpanQueue 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62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memory::MemoryIndex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30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tore::instantiated::InstantiatedDocument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63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ort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32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index::Payload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IF([.S63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SearchTravTask 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63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compound::hyphenation::TernaryTree 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table:formula="of:=IF([.S63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ru::RussianAnalyz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63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LowerCaseTokenizer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63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QueryTermExtractor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IF([.S638]=0;0;1)" office:value-type="float" office:value="0">
            <text:p>0</text:p>
          </table:table-cell>
        </table:table-row>
        <table:table-row table:style-name="ro2">
          <table:table-cell office:value-type="string">
            <text:p>org::tartarus::snowball::ext::HungarianStemme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07">
            <text:p>907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71">
            <text:p>171</text:p>
          </table:table-cell>
          <table:table-cell table:number-columns-repeated="5" office:value-type="float" office:value="0">
            <text:p>0</text:p>
          </table:table-cell>
          <table:table-cell table:formula="of:=IF([.S63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SimpleHTMLEncoder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table:formula="of:=IF([.S64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PrefixQuery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64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standard::StandardAnalyzer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64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document::FieldSelectorResult 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64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TopFieldDoc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64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BufferedDeletes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IF([.S64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tBlockPool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4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ar::ArabicLetterTokenizer 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64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ampleComparable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64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earcher 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64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InvertedDocEndConsumerPerThread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formula="of:=IF([.S65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LengthFilter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65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PhraseQueue 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65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GCJTermDocs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65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egex::JakartaRegexpCapabilities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IF([.S65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DOMUtils 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formula="of:=IF([.S65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util::cache::SimpleMapCache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65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de::GermanAnalyzer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65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FilterBuilderFactory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IF([.S65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RepSumByNameRoundTask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5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RepSumByPrefRoundTask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66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efaultSkipListWrit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IF([.S66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gmentMergeQueue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66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WeightedSpanTerm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66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sHash 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table:formula="of:=IF([.S66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feeds::SortableSimpleDocMaker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66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KeywordAnalyz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66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xmlparser::builders::CachedFilterBuilder 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6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TextFragment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IF([.S66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stats::TaskStats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formula="of:=IF([.S66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coreDoc 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[.S67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ReqExclScorer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67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precedence::Tok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67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TermInfosWriter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IF([.S67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function::ReverseOrdFieldSource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7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CreateIndexTask 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7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NullFragmenter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IF([.S67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byTask::tasks::ClearStatsTask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IF([.S67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QueryParserTokenManager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040">
            <text:p>1040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office:value-type="float" office:value="334">
            <text:p>334</text:p>
          </table:table-cell>
          <table:table-cell table:number-columns-repeated="5" office:value-type="float" office:value="0">
            <text:p>0</text:p>
          </table:table-cell>
          <table:table-cell table:formula="of:=IF([.S67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ru::RussianCharsets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67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highlight::WeightedTerm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IF([.S68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queryParser::QueryParser 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2628">
            <text:p>2628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009">
            <text:p>1009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345">
            <text:p>345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[.S681]=0;0;1)" office:value-type="float" office:value="1">
            <text:p>1</text:p>
          </table:table-cell>
        </table:table-row>
        <table:table-row table:style-name="ro2">
          <table:table-cell office:value-type="string">
            <text:p>org::apache::lucene::store::RAMOutputStream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IF([.S682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RAMInputStream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IF([.S683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PhrasePositions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IF([.S684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miscellaneous::PrefixAndSuffixAwareTokenFilter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IF([.S685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analysis::br::BrazilianStemmer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321">
            <text:p>321</text:p>
          </table:table-cell>
          <table:table-cell table:number-columns-repeated="5" office:value-type="float" office:value="0">
            <text:p>0</text:p>
          </table:table-cell>
          <table:table-cell table:formula="of:=IF([.S686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SloppyPhraseScorer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formula="of:=IF([.S687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benchmark::quality::QualityStats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formula="of:=IF([.S688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DocFieldConsumers 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689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index::SegmentTermPositionVector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IF([.S690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tore::je::JEIndexInput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formula="of:=IF([.S691]=0;0;1)" office:value-type="float" office:value="0">
            <text:p>0</text:p>
          </table:table-cell>
        </table:table-row>
        <table:table-row table:style-name="ro2">
          <table:table-cell office:value-type="string">
            <text:p>org::apache::lucene::search::CachingSpanFilter 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formula="of:=IF([.S692]=0;0;1)" office:value-type="float" office:value="0">
            <text:p>0</text:p>
          </table:table-cell>
        </table:table-row>
        <table:table-row table:style-name="ro1" table:number-rows-repeated="104788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05-21T16:24:01</dc:date>
    <dc:creator>drg </dc:creator>
    <meta:editing-duration>P0D</meta:editing-duration>
    <meta:editing-cycles>2</meta:editing-cycles>
    <meta:document-statistic meta:table-count="1" meta:cell-count="16608" meta:object-count="0"/>
  </office:meta>
</office:document-meta>
</file>